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82in"/>
    </style:style>
    <style:style style:name="co2" style:family="table-column">
      <style:table-column-properties fo:break-before="auto" style:column-width="3.0165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2.8098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2.5583in"/>
    </style:style>
    <style:style style:name="co7" style:family="table-column">
      <style:table-column-properties fo:break-before="auto" style:column-width="3.4756in"/>
    </style:style>
    <style:style style:name="co8" style:family="table-column">
      <style:table-column-properties fo:break-before="auto" style:column-width="2.7984in"/>
    </style:style>
    <style:style style:name="co9" style:family="table-column">
      <style:table-column-properties fo:break-before="auto" style:column-width="2.56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row table:style-name="ro1">
          <table:table-cell office:value-type="string">
            <text:p>xsd</text:p>
          </table:table-cell>
          <table:table-cell office:value-type="string">
            <text:p>xsi</text:p>
          </table:table-cell>
          <table:table-cell office:value-type="string">
            <text:p>version</text:p>
          </table:table-cell>
          <table:table-cell office:value-type="string">
            <text:p>parameterTypes__ParamType__typeName</text:p>
          </table:table-cell>
          <table:table-cell office:value-type="string">
            <text:p>parameterTypes__ParamType__typeCode</text:p>
          </table:table-cell>
          <table:table-cell office:value-type="string">
            <text:p>parameters__ParamWithValue__name</text:p>
          </table:table-cell>
          <table:table-cell office:value-type="string">
            <text:p>parameters__ParamWithValue__typeCode</text:p>
          </table:table-cell>
          <table:table-cell office:value-type="string">
            <text:p>parameters__ParamWithValue__value</text:p>
          </table:table-cell>
          <table:table-cell office:value-type="string">
            <text:p>parameters__ParamWithValue__comment</text:p>
          </table:table-cell>
          <table:table-cell office:value-type="string">
            <text:p>parameters__ParamWithValue__isKey</text:p>
          </table:table-cell>
        </table:table-row>
        <table:table-row table:style-name="ro1">
          <table:table-cell office:value-type="string">
            <text:p>http://www.w3.org/2001/XMLSchema</text:p>
          </table:table-cell>
          <table:table-cell office:value-type="string">
            <text:p>http://www.w3.org/2001/XMLSchema-instance</text:p>
          </table:table-cell>
          <table:table-cell office:value-type="float" office:value="20080502">
            <text:p>20080502</text:p>
          </table:table-cell>
          <table:table-cell office:value-type="string">
            <text:p>Inventor</text:p>
          </table:table-cell>
          <table:table-cell office:value-type="float" office:value="0">
            <text:p>0</text:p>
          </table:table-cell>
          <table:table-cell office:value-type="string">
            <text:p>d1</text:p>
          </table:table-cell>
          <table:table-cell office:value-type="string">
            <text:p>in</text:p>
          </table:table-cell>
          <table:table-cell office:value-type="string">
            <text:p>a1MajorDiameterAv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3"/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in</text:p>
          </table:table-cell>
          <table:table-cell office:value-type="string">
            <text:p>threadPostLengt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3"/>
          <table:table-cell office:value-type="string">
            <text:p>Boolean</text:p>
          </table:table-cell>
          <table:table-cell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4</text:p>
          </table:table-cell>
          <table:table-cell office:value-type="string">
            <text:p>in</text:p>
          </table:table-cell>
          <table:table-cell office:value-type="string">
            <text:p>handleDiameter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5</text:p>
          </table:table-cell>
          <table:table-cell office:value-type="string">
            <text:p>in</text:p>
          </table:table-cell>
          <table:table-cell office:value-type="string">
            <text:p>handleLengt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6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handleDiameter</text:p>
          </table:table-cell>
          <table:table-cell office:value-type="string">
            <text:p>in</text:p>
          </table:table-cell>
          <table:table-cell office:value-type="string">
            <text:p>1.8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brakeHandle</text:p>
          </table:table-cell>
          <table:table-cell office:value-type="string">
            <text:p>deg</text:p>
          </table:table-cell>
          <table:table-cell office:value-type="string">
            <text:p>3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innerDiameter</text:p>
          </table:table-cell>
          <table:table-cell office:value-type="string">
            <text:p>in</text:p>
          </table:table-cell>
          <table:table-cell office:value-type="string">
            <text:p>5 in / 8 ul + 0.010 in</text:p>
          </table:table-cell>
          <table:table-cell office:value-type="string">
            <text:p>10/1000 added to allow for a slip fit</text:p>
          </table:table-cell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heightOfBrake</text:p>
          </table:table-cell>
          <table:table-cell office:value-type="string">
            <text:p>in</text:p>
          </table:table-cell>
          <table:table-cell office:value-type="string">
            <text:p>1 in / 4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majorDiameter</text:p>
          </table:table-cell>
          <table:table-cell office:value-type="string">
            <text:p>in</text:p>
          </table:table-cell>
          <table:table-cell office:value-type="string">
            <text:p>1.6232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pitchDiameter</text:p>
          </table:table-cell>
          <table:table-cell office:value-type="string">
            <text:p>in</text:p>
          </table:table-cell>
          <table:table-cell office:value-type="string">
            <text:p>1.5691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minorDiameter</text:p>
          </table:table-cell>
          <table:table-cell office:value-type="string">
            <text:p>in</text:p>
          </table:table-cell>
          <table:table-cell office:value-type="string">
            <text:p>1.524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pitch</text:p>
          </table:table-cell>
          <table:table-cell office:value-type="string">
            <text:p>in</text:p>
          </table:table-cell>
          <table:table-cell office:value-type="string">
            <text:p>1 in / threadsPerInc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crestFlat</text:p>
          </table:table-cell>
          <table:table-cell office:value-type="string">
            <text:p>in</text:p>
          </table:table-cell>
          <table:table-cell office:value-type="string">
            <text:p>0.017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38</text:p>
          </table:table-cell>
          <table:table-cell office:value-type="string">
            <text:p>deg</text:p>
          </table:table-cell>
          <table:table-cell office:value-type="string">
            <text:p>6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39</text:p>
          </table:table-cell>
          <table:table-cell office:value-type="string">
            <text:p>in</text:p>
          </table:table-cell>
          <table:table-cell office:value-type="string">
            <text:p>rootRadius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rootRadius</text:p>
          </table:table-cell>
          <table:table-cell office:value-type="string">
            <text:p>in</text:p>
          </table:table-cell>
          <table:table-cell office:value-type="string">
            <text:p>0.0088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41</text:p>
          </table:table-cell>
          <table:table-cell office:value-type="string">
            <text:p>in</text:p>
          </table:table-cell>
          <table:table-cell office:value-type="string">
            <text:p>pitc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threadsPerInch</text:p>
          </table:table-cell>
          <table:table-cell office:value-type="string">
            <text:p>ul</text:p>
          </table:table-cell>
          <table:table-cell office:value-type="string">
            <text:p>1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42</text:p>
          </table:table-cell>
          <table:table-cell office:value-type="string">
            <text:p>in</text:p>
          </table:table-cell>
          <table:table-cell office:value-type="string">
            <text:p>a1MajorDiameterAvg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43</text:p>
          </table:table-cell>
          <table:table-cell office:value-type="string">
            <text:p>in</text:p>
          </table:table-cell>
          <table:table-cell office:value-type="string">
            <text:p>pitc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44</text:p>
          </table:table-cell>
          <table:table-cell office:value-type="string">
            <text:p>in</text:p>
          </table:table-cell>
          <table:table-cell office:value-type="string">
            <text:p>threadLengt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46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threadDepth</text:p>
          </table:table-cell>
          <table:table-cell office:value-type="string">
            <text:p>in</text:p>
          </table:table-cell>
          <table:table-cell office:value-type="string">
            <text:p>0.0599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52</text:p>
          </table:table-cell>
          <table:table-cell office:value-type="string">
            <text:p>in</text:p>
          </table:table-cell>
          <table:table-cell office:value-type="string">
            <text:p>a1MinorDiameterAvg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totalLength</text:p>
          </table:table-cell>
          <table:table-cell office:value-type="string">
            <text:p>in</text:p>
          </table:table-cell>
          <table:table-cell office:value-type="string">
            <text:p>1 in - 0.37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handleLength</text:p>
          </table:table-cell>
          <table:table-cell office:value-type="string">
            <text:p>in</text:p>
          </table:table-cell>
          <table:table-cell office:value-type="string">
            <text:p>1 in / 8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threadPostLength</text:p>
          </table:table-cell>
          <table:table-cell office:value-type="string">
            <text:p>in</text:p>
          </table:table-cell>
          <table:table-cell office:value-type="string">
            <text:p>totalLength - handleLengt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threadLength</text:p>
          </table:table-cell>
          <table:table-cell office:value-type="string">
            <text:p>in</text:p>
          </table:table-cell>
          <table:table-cell office:value-type="string">
            <text:p>threadPostLength + ( 2 ul * pitch )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brakeStopLength</text:p>
          </table:table-cell>
          <table:table-cell office:value-type="string">
            <text:p>in</text:p>
          </table:table-cell>
          <table:table-cell office:value-type="string">
            <text:p>0.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MajorDiameterMax</text:p>
          </table:table-cell>
          <table:table-cell office:value-type="string">
            <text:p>in</text:p>
          </table:table-cell>
          <table:table-cell office:value-type="string">
            <text:p>1.6232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MajorDiameterMin</text:p>
          </table:table-cell>
          <table:table-cell office:value-type="string">
            <text:p>in</text:p>
          </table:table-cell>
          <table:table-cell office:value-type="string">
            <text:p>1.6061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MajorDiameterAvg</text:p>
          </table:table-cell>
          <table:table-cell office:value-type="string">
            <text:p>in</text:p>
          </table:table-cell>
          <table:table-cell office:value-type="string">
            <text:p>( a1MajorDiameterMax + a1MajorDiameterMin )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MinorDiameterMax</text:p>
          </table:table-cell>
          <table:table-cell office:value-type="string">
            <text:p>in</text:p>
          </table:table-cell>
          <table:table-cell office:value-type="string">
            <text:p>1.524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MinorDiameterMin</text:p>
          </table:table-cell>
          <table:table-cell office:value-type="string">
            <text:p>in</text:p>
          </table:table-cell>
          <table:table-cell office:value-type="string">
            <text:p>1.4978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MinorDiameterAvg</text:p>
          </table:table-cell>
          <table:table-cell office:value-type="string">
            <text:p>in</text:p>
          </table:table-cell>
          <table:table-cell office:value-type="string">
            <text:p>( a1MinorDiameterMax + a1MinorDiameterMin )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RootRadiusMax</text:p>
          </table:table-cell>
          <table:table-cell office:value-type="string">
            <text:p>in</text:p>
          </table:table-cell>
          <table:table-cell office:value-type="string">
            <text:p>0.0103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RootRadiusMin</text:p>
          </table:table-cell>
          <table:table-cell office:value-type="string">
            <text:p>in</text:p>
          </table:table-cell>
          <table:table-cell office:value-type="string">
            <text:p>0.006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a1RootRadiusAvg</text:p>
          </table:table-cell>
          <table:table-cell office:value-type="string">
            <text:p>in</text:p>
          </table:table-cell>
          <table:table-cell office:value-type="string">
            <text:p>( a1RootRadiusMax + a1RootRadiusMin )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57</text:p>
          </table:table-cell>
          <table:table-cell office:value-type="string">
            <text:p>in</text:p>
          </table:table-cell>
          <table:table-cell office:value-type="string">
            <text:p>1.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58</text:p>
          </table:table-cell>
          <table:table-cell office:value-type="string">
            <text:p>in</text:p>
          </table:table-cell>
          <table:table-cell office:value-type="string">
            <text:p>0.05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59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60</text:p>
          </table:table-cell>
          <table:table-cell office:value-type="string">
            <text:p>in</text:p>
          </table:table-cell>
          <table:table-cell office:value-type="string">
            <text:p>1.2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61</text:p>
          </table:table-cell>
          <table:table-cell office:value-type="string">
            <text:p>in</text:p>
          </table:table-cell>
          <table:table-cell office:value-type="string">
            <text:p>1 in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62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pForSvBonyPlosse-40mmV0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10/15/2020</text:date>, <text:time>19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5T19:39:50.43</dc:date>
    <dc:creator>Rob Steele</dc:creator>
    <meta:generator>OpenOffice/4.1.7$Win32 OpenOffice.org_project/417m1$Build-9800</meta:generator>
    <meta:printed-by>Rob Steele</meta:printed-by>
    <meta:print-date>2020-10-15T19:39:27.68</meta:print-date>
    <meta:editing-duration>PT8M7S</meta:editing-duration>
    <meta:editing-cycles>1</meta:editing-cycles>
    <meta:document-statistic meta:table-count="1" meta:cell-count="204" meta:object-count="0"/>
  </office:meta>
</office:document-meta>
</file>